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shadow="none"/>
      <style:text-properties style:font-name="Calibri" fo:font-size="14pt" fo:font-weight="bold" style:font-size-asian="14pt" style:font-weight-asian="bold" style:font-size-complex="14pt" style:font-weight-complex="bold"/>
    </style:style>
    <style:style style:name="P2" style:family="paragraph" style:parent-style-name="Standard">
      <style:paragraph-properties fo:margin-top="0cm" fo:margin-bottom="0.199cm" style:shadow="none"/>
      <style:text-properties style:font-name="Calibri" fo:font-size="11pt" style:font-size-asian="11pt" style:font-size-complex="11pt"/>
    </style:style>
    <style:style style:name="P3" style:family="paragraph" style:parent-style-name="Standard">
      <style:paragraph-properties fo:margin-top="0cm" fo:margin-bottom="0.199cm" style:shadow="none"/>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margin-top="0cm" fo:margin-bottom="0.199cm" style:shadow="none"/>
      <style:text-properties style:font-name="Calibri" fo:font-size="12pt" fo:font-weight="bold" style:font-size-asian="12pt" style:font-weight-asian="bold" style:font-size-complex="12pt" style:font-weight-complex="bold"/>
    </style:style>
    <style:style style:name="P5" style:family="paragraph" style:parent-style-name="Standard">
      <style:paragraph-properties fo:margin-top="0cm" fo:margin-bottom="0.199cm" style:shadow="none"/>
      <style:text-properties fo:color="#800000" style:font-name="Calibri" fo:font-size="11pt" fo:font-weight="bold" style:font-size-asian="11pt" style:font-weight-asian="bold" style:font-size-complex="11pt" style:font-weight-complex="bold"/>
    </style:style>
    <style:style style:name="P6" style:family="paragraph" style:parent-style-name="Standard">
      <style:paragraph-properties fo:margin-top="0cm" fo:margin-bottom="0.199cm" fo:break-before="page" style:shadow="none"/>
      <style:text-properties style:font-name="Calibri" fo:font-size="12pt" fo:font-weight="bold" style:font-size-asian="12pt" style:font-weight-asian="bold" style:font-size-complex="12pt" style:font-weight-complex="bold"/>
    </style:style>
    <style:style style:name="P7" style:family="paragraph" style:parent-style-name="Standard">
      <style:paragraph-properties fo:margin-left="1.245cm" fo:margin-right="0cm" fo:margin-top="0cm" fo:margin-bottom="0.199cm" fo:text-indent="0cm" style:auto-text-indent="false" style:shadow="none"/>
      <style:text-properties style:font-name="Calibri" fo:font-size="11pt" fo:font-style="italic" style:font-size-asian="11pt" style:font-style-asian="italic" style:font-size-complex="11pt" style:font-style-complex="italic"/>
    </style:style>
    <style:style style:name="P8" style:family="paragraph" style:parent-style-name="Standard" style:list-style-name="L1">
      <style:paragraph-properties fo:margin-top="0cm" fo:margin-bottom="0.199cm" style:shadow="none"/>
      <style:text-properties style:font-name="Calibri" fo:font-size="11pt" style:font-size-asian="11pt" style:font-size-complex="11pt"/>
    </style:style>
    <style:style style:name="P9" style:family="paragraph" style:parent-style-name="Standard" style:list-style-name="L2">
      <style:paragraph-properties fo:margin-top="0cm" fo:margin-bottom="0.199cm" style:shadow="none"/>
      <style:text-properties style:font-name="Calibri" fo:font-size="11pt" style:font-size-asian="11pt" style:font-size-complex="11pt"/>
    </style:style>
    <style:style style:name="P10" style:family="paragraph" style:parent-style-name="Standard" style:list-style-name="L2">
      <style:paragraph-properties fo:margin-top="0cm" fo:margin-bottom="0.199cm" style:shadow="none"/>
      <style:text-properties style:font-name="Calibri" fo:font-size="11pt" fo:background-color="#99ff66" style:font-size-asian="11pt" style:font-size-complex="11pt"/>
    </style:style>
    <style:style style:name="P11" style:family="paragraph" style:parent-style-name="Standard" style:list-style-name="L2">
      <style:paragraph-properties fo:margin-top="0cm" fo:margin-bottom="0.199cm" style:shadow="none"/>
      <style:text-properties style:font-name="Calibri" fo:font-size="11pt" fo:background-color="#ffccff" style:font-size-asian="11pt" style:font-size-complex="11pt"/>
    </style:style>
    <style:style style:name="P12" style:family="paragraph" style:parent-style-name="Standard" style:list-style-name="L2">
      <style:paragraph-properties fo:margin-top="0cm" fo:margin-bottom="0.199cm" style:shadow="none"/>
      <style:text-properties style:font-name="Calibri" fo:font-size="11pt" fo:background-color="#ffff00" style:font-size-asian="11pt" style:font-size-complex="11pt"/>
    </style:style>
    <style:style style:name="P13" style:family="paragraph" style:parent-style-name="Standard" style:list-style-name="L2">
      <style:paragraph-properties fo:margin-top="0cm" fo:margin-bottom="0.199cm" style:shadow="none"/>
      <style:text-properties style:font-name="Calibri" fo:font-size="11pt" fo:background-color="#ffcccc" style:font-size-asian="11pt" style:font-size-complex="11pt"/>
    </style:style>
    <style:style style:name="P14" style:family="paragraph" style:parent-style-name="Standard" style:list-style-name="L2">
      <style:paragraph-properties fo:margin-top="0cm" fo:margin-bottom="0.199cm" style:shadow="none"/>
      <style:text-properties style:font-name="Calibri" fo:font-size="11pt" fo:background-color="#00ffff" style:font-size-asian="11pt" style:font-size-complex="11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fo:background-color="#99ff66" style:font-weight-asian="bold" style:font-weight-complex="bold"/>
    </style:style>
    <style:style style:name="T4" style:family="text">
      <style:text-properties fo:color="#800000" fo:font-weight="bold" style:font-weight-asian="bold" style:font-weight-complex="bold"/>
    </style:style>
    <style:style style:name="T5" style:family="text">
      <style:text-properties fo:color="#3333ff"/>
    </style:style>
    <style:style style:name="T6" style:family="text">
      <style:text-properties fo:color="#3333ff" fo:font-weight="bold" fo:background-color="#ffff00" style:font-weight-asian="bold" style:font-weight-complex="bold"/>
    </style:style>
    <style:style style:name="T7" style:family="text">
      <style:text-properties fo:color="#3333ff" fo:background-color="#ffff00"/>
    </style:style>
    <style:style style:name="T8" style:family="text">
      <style:text-properties style:use-window-font-color="true"/>
    </style:style>
    <style:style style:name="T9" style:family="text">
      <style:text-properties fo:background-color="#99ff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para BD03.</text:p>
      <text:p text:style-name="P2"/>
      <text:p text:style-name="P3">Detalles de la tarea de esta unidad.</text:p>
      <text:p text:style-name="P2"/>
      <text:p text:style-name="P4">Enunciado.</text:p>
      <text:p text:style-name="P2">La tarea consiste en realizar el Diseño Conceptual y el Diseño lógico en el modelo relacional del Sistema de Información descrito a continuación.</text:p>
      <text:p text:style-name="P7">" Un Centro de enseñanza de secundaria desea registrar los datos de los alumnos que han cursado ciclos de FP manteniendo actualizados los datos con los trabajos o formaciones recibidas porque a menudo, en el Centro, se reciben llamadas de empresas solicitando alumnos que hayan finalizado con un perfil determinado para ocupar una vacante.</text:p>
      <text:p text:style-name="P7">Con esta base de datos queremos registrar y así poder obtener a posteriori, la información de las actividades realizadas por los alumnos en las FCT, y en trabajos anteriores, así como los estudios que hayan cursado y finalizado consiguiendo de esta manera una selección de alumnos más rápida y eficaz al perfil solicitado por la empresa.</text:p>
      <text:p text:style-name="P7">Además se registrarán los proyectos que entregan los alumnos en el módulo final de Proyectos.</text:p>
      <text:p text:style-name="P7">También guardaremos información de las empresas relacionadas con los ciclos con indicación de las actividades o áreas que desarrollan."</text:p>
      <text:p text:style-name="P2"/>
      <text:p text:style-name="P4">ANALISIS DEL SISTEMA DE INFORMACIÓN:</text:p>
      <text:p text:style-name="P4">Especificaciones y requerimientos:</text:p>
      <text:p text:style-name="P2"><text:span text:style-name="T1">De los </text:span><text:span text:style-name="T2">alumnos</text:span><text:span text:style-name="T1"> </text:span>interesa conocer sus datos personales, académicos y experiencia laboral:</text:p>
      <text:p text:style-name="P2"><text:span text:style-name="T4">Datos personales:</text:span> DNI, nombre, apellidos, fecha nacimiento, dirección, Municipio, Provincia, Código postal, email y teléfono de contacto.</text:p>
      <text:p text:style-name="P5">Datos académicos:</text:p>
      <text:list xml:id="list8792189474644227198" text:style-name="L1">
        <text:list-item>
          <text:p text:style-name="P8"><text:span text:style-name="T8">Información de la </text:span><text:span text:style-name="T6">FCT</text:span><text:span text:style-name="T5">:</text:span> Empresa en la que la ha realizado, Convocatoria (JUN o DIC) y año, Areas en las que las ha desarrollado (Programación, Redes, Sistemas Operativos,..)</text:p>
        </text:list-item>
        <text:list-item>
          <text:p text:style-name="P8"><text:span text:style-name="T8">Información del </text:span><text:span text:style-name="T6">Proyecto</text:span><text:span text:style-name="T8"> del Ciclo actual: </text:span>Título del proyecto, Breve descripción, Profesor<text:span text:style-name="T2"> tutor</text:span> (dni, nombre y apellidos, teléfono, email), Fecha presentación, Nota obtenida</text:p>
        </text:list-item>
        <text:list-item>
          <text:p text:style-name="P8">Para cada <text:span text:style-name="T6">titulación</text:span><text:span text:style-name="T5"> </text:span>obtenida por el alumno: Título, Nombre del <text:span text:style-name="T2">Centro</text:span>, Municipio del Centro, Provincia del Centro, Año, Nota obtenida por el alumno en ese título.</text:p>
        </text:list-item>
        <text:list-item>
          <text:p text:style-name="P8"><text:span text:style-name="T6">Experiencia laboral</text:span><text:span text:style-name="T7"> </text:span>con indicación para cada una de las <text:span text:style-name="T2">empresas</text:span> en las que ha trabajado de: Nombre de la Empresa. Fecha inicio de trabajo del alumno en esa empresa, Fecha fin de trabajo del alumno en esa empresa (si sigue trabajando no tendrá información), <text:span text:style-name="T2">Areas o actividades</text:span> en las que ha trabajado en ese periodo en esa empresa</text:p>
        </text:list-item>
      </text:list>
      <text:p text:style-name="P2"/>
      <text:p text:style-name="P2"><text:span text:style-name="T1">De las </text:span><text:span text:style-name="T2">empresas</text:span><text:span text:style-name="T1"> interesa conocer:</text:span> CIF, Nombre, <text:s/>NumConvenio (Número de convenio con el Centro en el caso de que exista, para hacer la FCT), Dirección, Municipio, Código Postal, Email, Teléfono, Sitio Web, <text:s/>Areas o actividades en las que trabaja (Programación, Redes, Sistemas Operativos,..)</text:p>
      <text:p text:style-name="P2"/>
      <text:p text:style-name="P6">Restricciones:</text:p>
      <text:p text:style-name="P2">Una ver recogidos todos los datos debemos tener en cuenta una serie de restricciones necesarias para que la base de datos tenga coherencia y no se produzcan errores:</text:p>
      <text:p text:style-name="P2"/>
      <text:list xml:id="list1019015749053663193" text:style-name="L2">
        <text:list-item>
          <text:p text:style-name="P10">Los proyectos podrán ser realizados por varios alumnos.</text:p>
          <text:p text:style-name="P10">En la entidad <text:span text:style-name="T1">ALUMNO</text:span>, mediante el atributo proyecto, se hace la relación 1 <text:span text:style-name="T1">PROYECTO</text:span> es realizado por N <text:span text:style-name="T1">ALMUNOS</text:span>.</text:p>
        </text:list-item>
        <text:list-item>
          <text:p text:style-name="P10">Un proyecto solo podrá tener asignado un tutor.</text:p>
          <text:p text:style-name="P10">En la entidad <text:span text:style-name="T1">PROYECTO</text:span>, mediante el atributo tutor, se hace la relación <text:span text:style-name="T1">1 PROYECTO</text:span> es supervisado por <text:span text:style-name="T1">1 TUTOR.</text:span></text:p>
        </text:list-item>
        <text:list-item>
          <text:p text:style-name="P10">Un tutor podrá tener más de un proyecto.</text:p>
          <text:p text:style-name="P10">En la entidad <text:span text:style-name="T1">PROYECTO</text:span>, mediante el atributo tutor, se hace la relación <text:span text:style-name="T1">1 TUTOR </text:span>supervisa <text:span text:style-name="T1">N PROYECTOS.</text:span></text:p>
        </text:list-item>
        <text:list-item>
          <text:p text:style-name="P10">Un alumno podrá tener sólamente un proyecto.</text:p>
          <text:p text:style-name="P9"><text:span text:style-name="T9">En la entidad </text:span><text:span text:style-name="T3">ALUMNO</text:span><text:span text:style-name="T9">, mediante el atributo proyecto, se hace la relación </text:span><text:span text:style-name="T3">1 ALUMNO </text:span><text:span text:style-name="T9">realiza </text:span><text:span text:style-name="T3">1 PROYECTO</text:span><text:span text:style-name="T1">.</text:span></text:p>
        </text:list-item>
        <text:list-item>
          <text:p text:style-name="P11">Un <text:span text:style-name="T1">alumno</text:span> podrá haber estudiado en distintos centros, o en el mismo centro, varias <text:span text:style-name="T1">titulaciones</text:span> diferentes.</text:p>
        </text:list-item>
        <text:list-item>
          <text:p text:style-name="P12">Un <text:span text:style-name="T1">alumno</text:span> solo realizará las prácticas en una <text:span text:style-name="T1">empresa</text:span>.</text:p>
        </text:list-item>
        <text:list-item>
          <text:p text:style-name="P13">Un <text:span text:style-name="T1">alumno</text:span> podrá haber trabajado en distintas <text:span text:style-name="T1">empresas</text:span> o en la misma varias veces.</text:p>
        </text:list-item>
        <text:list-item>
          <text:p text:style-name="P12">Una <text:span text:style-name="T1">empresa</text:span> podrá acoger a varios <text:span text:style-name="T1">alumnos</text:span> en <text:span text:style-name="T1">prácticas</text:span>.</text:p>
        </text:list-item>
        <text:list-item>
          <text:p text:style-name="P13">Una <text:span text:style-name="T1">empresa</text:span> podrá contratar a varios <text:span text:style-name="T1">alumnos</text:span>.</text:p>
        </text:list-item>
        <text:list-item>
          <text:p text:style-name="P14">Una <text:span text:style-name="T1">empresa</text:span> puede dedicarse a varias <text:span text:style-name="T1">actividades</text:span>.</text:p>
          <text:p text:style-name="P14">En la entidad AREA_ACTIVIDAD, se relaciona N EMPRESA se dedican a M AREA_LABORAL</text:p>
        </text:list-item>
      </text:list>
      <text:p text:style-name="P2"/>
      <text:p text:style-name="P4">DISEÑO CONCEPTUAL</text:p>
      <text:p text:style-name="P2">Comienza identificando las entidades, sus atributos con la descripción, posibles valores y restricciones, y el atributo o atributos clave de la entidad.</text:p>
      <text:p text:style-name="P2">Utiliza una herramienta gráfica tipo DIA o similar para realizar el MER. Para no sobrecargar mucho el MER escribe únicamente los atributos que sean clave y los atributos de las relaciones.Incluye a continuación toda la información para cada una de las entidades del modelo comenzando por una breve descripción de la entidad. Nosotros representaremos esta información en modo de tabla, aunque también se puede representar gráficamente.</text:p>
      <text:p text:style-name="P2">A menudo se descompone el Modelo Entidad Relación en dos diagramas: El diagrama Entidad atributo, donde se reflejan cada entidad con sus atributos, y el diagrama Entidad Relación donde se especifican las entidades con sus claves y la relación entre ellas.</text:p>
      <text:p text:style-name="P2">Utiliza verbos descriptivos para las relaciones entre las entidades. Si lo crees conveniente explica las relaciones que consideres convenientes.</text:p>
      <text:p text:style-name="P3">Utiliza el siguiente formato para cada una de las entidades:</text:p>
      <text:p text:style-name="P2">NOMBRE ENTIDAD: Descripción breve de contenido</text:p>
      <text:p text:style-name="P2">Nombre atributo<text:tab/>Descripción<text:tab/>Tipo de dato<text:tab/>Restricciones (PK,FK,Nulos,Único,etc..)</text:p>
      <text:p text:style-name="P2"/>
      <text:p text:style-name="P4"><text:soft-page-break/>DISEÑO LÓGICO</text:p>
      <text:p text:style-name="P2">Realiza el diseño lógico en el modelo relacional pasando a tablas el modelo conceptual obtenido, detallando las tablas, atributos, restricciones, claves principales y claves ajenas o foráneas.Aplica el proceso de Normalización a las tablas obtenidas hasta la Forma Normal de Boyce Codd</text:p>
      <text:p text:style-name="P2"/>
      <text:p text:style-name="P2"/>
      <text:p text:style-name="P2">Debes entregar un ZIP que incluya el diagrama Entidad Relación (formato jpg, pdf o dia) y un documento con la descripción de entidades según especificaciones para el Diseño conc eptual y descripción de tablas normalizadas para el Diseño lógico. Realiza cuantos comentarios consideres oportunos para clarificar el proc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7M49S</meta:editing-duration>
    <meta:editing-cycles>9</meta:editing-cycles>
    <meta:generator>OpenOffice/4.1.9$Win32 OpenOffice.org_project/419m1$Build-9805</meta:generator>
    <dc:date>2021-12-02T22:04:41.74</dc:date>
    <meta:document-statistic meta:table-count="0" meta:image-count="0" meta:object-count="0" meta:page-count="3" meta:paragraph-count="46" meta:word-count="882" meta:character-count="5645"/>
    <meta:user-defined meta:name="Info 1"/>
    <meta:user-defined meta:name="Info 2"/>
    <meta:user-defined meta:name="Info 3"/>
    <meta:user-defined meta:name="Info 4"/>
  </office:meta>
</office:document-meta>
</file>